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6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in_features</text:p>
          </table:table-cell>
          <table:table-cell office:value-type="string" table:style-name="ce5">
            <text:p>func_ranges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urbf_learning_rate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office:value-type="string" table:style-name="ce3">
            <text:p>dropout_rate</text:p>
          </table:table-cell>
          <table:table-cell table:number-columns-repeated="16368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table:number-columns-repeated="16368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table:number-columns-repeated="16368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float" office:value="0" table:style-name="ce2">
            <text:p>0</text:p>
          </table:table-cell>
          <table:table-cell table:number-columns-repeated="16368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.3</text:p>
          </table:table-cell>
          <table:table-cell table:number-columns-repeated="1636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.3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.3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.3</text:p>
          </table:table-cell>
          <table:table-cell table:number-columns-repeated="1636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.3</text:p>
          </table:table-cell>
          <table:table-cell table:number-columns-repeated="16368" table:style-name="ce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.3</text:p>
          </table:table-cell>
          <table:table-cell table:number-columns-repeated="16368" table:style-name="ce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office:value-type="string" table:style-name="ce2">
            <text:p>0</text:p>
          </table:table-cell>
          <table:table-cell table:number-columns-repeated="1636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2T18:41:17Z</dc:date>
    <meta:editing-cycles>176</meta:editing-cycles>
    <meta:editing-duration>PT1268611S</meta:editing-duration>
  </office:meta>
</office:document-meta>
</file>